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Fungsi dari vitamin A bagi tubuh kita, penjelasannya sebagai berikut :</text:p>
      <text:list xml:id="list2143133524689542989" text:style-name="L1">
        <text:list-item>
          <text:p text:style-name="P2">Mendukung dalam menentukan kualitas penglihatan mata kita. </text:p>
        </text:list-item>
        <text:list-item>
          <text:p text:style-name="P2">Salah satu komponen yang membantu dalam menyusuh pigmen pada mata. </text:p>
        </text:list-item>
        <text:list-item>
          <text:p text:style-name="P2">Menjaga kondisi tubuh agar tetap sehat. </text:p>
        </text:list-item>
        <text:list-item>
          <text:p text:style-name="P2">Sebagai zat untuk kekebalan tubuh. </text:p>
        </text:list-item>
        <text:list-item>
          <text:p text:style-name="P2">Mendukung proses pertumbuhan dan perkembangan anggota tubuh. </text:p>
        </text:list-item>
        <text:list-item>
          <text:p text:style-name="P1">Baik untuk digunakan dalam menjaga kesehatan kulit. 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bkom </meta:initial-creator>
    <meta:creation-date>2018-02-21T11:32:53.630561518</meta:creation-date>
    <dc:date>2018-02-21T11:45:09.632203452</dc:date>
    <dc:creator>labkom </dc:creator>
    <meta:editing-duration>P0D</meta:editing-duration>
    <meta:editing-cycles>1</meta:editing-cycles>
    <meta:document-statistic meta:table-count="0" meta:image-count="0" meta:object-count="0" meta:page-count="1" meta:paragraph-count="7" meta:word-count="59" meta:character-count="390" meta:non-whitespace-character-count="338"/>
    <meta:generator>LibreOffice/4.2.8.2$Linux_X86_64 LibreOffice_project/420m0$Build-2</meta:generator>
  </office:meta>
</office:document-meta>
</file>